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fo:color="#000000"/>
    </style:style>
    <style:style style:name="P2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fo:color="#000000" style:font-name="DejaVu Sans Mono" fo:font-size="16.5pt"/>
    </style:style>
    <style:style style:name="P3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4" style:family="paragraph" style:parent-style-name="Preformatted_20_Text">
      <style:paragraph-properties fo:background-color="#ffffff">
        <style:background-image/>
      </style:paragraph-properties>
      <style:text-properties fo:color="#000000" style:font-name="DejaVu Sans Mono" fo:font-size="16.5pt"/>
    </style:style>
    <style:style style:name="P5" style:family="paragraph" style:parent-style-name="Preformatted_20_Text">
      <style:paragraph-properties fo:background-color="#ffffff">
        <style:background-image/>
      </style:paragraph-properties>
      <style:text-properties fo:color="#000000" style:font-name="DejaVu Sans Mono" fo:font-size="16.5pt" officeooo:rsid="00150d5a" officeooo:paragraph-rsid="00150d5a"/>
    </style:style>
    <style:style style:name="T1" style:family="text">
      <style:text-properties fo:font-style="italic"/>
    </style:style>
    <style:style style:name="T2" style:family="text">
      <style:text-properties fo:color="#0000ff" fo:font-weight="bold"/>
    </style:style>
    <style:style style:name="T3" style:family="text">
      <style:text-properties fo:color="#0000ff" style:font-name="DejaVu Sans Mono" fo:font-size="16.5pt" fo:font-weight="bold"/>
    </style:style>
    <style:style style:name="T4" style:family="text">
      <style:text-properties fo:color="#008000"/>
    </style:style>
    <style:style style:name="T5" style:family="text">
      <style:text-properties fo:color="#008000" fo:font-weight="bold"/>
    </style:style>
    <style:style style:name="T6" style:family="text">
      <style:text-properties fo:color="#008000" style:font-name="DejaVu Sans Mono" fo:font-size="16.5pt" fo:font-weight="bold"/>
    </style:style>
    <style:style style:name="T7" style:family="text">
      <style:text-properties fo:color="#000080"/>
    </style:style>
    <style:style style:name="T8" style:family="text">
      <style:text-properties fo:color="#000080" fo:font-weight="bold"/>
    </style:style>
    <style:style style:name="T9" style:family="text">
      <style:text-properties fo:color="#000080" style:font-name="DejaVu Sans Mono" fo:font-size="16.5pt" fo:font-weight="bold"/>
    </style:style>
    <style:style style:name="T10" style:family="text">
      <style:text-properties fo:color="#660e7a" fo:font-weight="bold"/>
    </style:style>
    <style:style style:name="T11" style:family="text">
      <style:text-properties fo:color="#660e7a" style:font-name="DejaVu Sans Mono" fo:font-size="16.5pt" fo:font-weight="bold"/>
    </style:style>
    <style:style style:name="T12" style:family="text">
      <style:text-properties style:font-name="DejaVu Sans Mono" fo:font-size="16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pinner_bg</text:p>
      <text:p text:style-name="P4"><text:span text:style-name="T1">&lt;?</text:span><text:span text:style-name="T2">xml version=</text:span><text:span text:style-name="T5">"1.0" </text:span><text:span text:style-name="T2">encoding=</text:span><text:span text:style-name="T5">"utf-8"</text:span><text:span text:style-name="T1">?&gt;</text:span></text:p>
      <text:p text:style-name="P4">&lt;<text:span text:style-name="T8">selector </text:span><text:span text:style-name="T2">xmlns:</text:span><text:span text:style-name="T10">android</text:span><text:span text:style-name="T2">=</text:span><text:span text:style-name="T5">"http://schemas.android.com/apk/res/android"</text:span>&gt;</text:p>
      <text:p text:style-name="P3"><text:s text:c="4"/><text:span text:style-name="T12">&lt;</text:span><text:span text:style-name="T9">item</text:span><text:span text:style-name="T12">&gt;&lt;</text:span><text:span text:style-name="T9">layer-list</text:span><text:span text:style-name="T12">&gt;</text:span></text:p>
      <text:p text:style-name="P3"><text:s text:c="8"/><text:span text:style-name="T12">&lt;</text:span><text:span text:style-name="T9">item</text:span><text:span text:style-name="T12">&gt;&lt;</text:span><text:span text:style-name="T9">shape</text:span><text:span text:style-name="T12">&gt;</text:span></text:p>
      <text:p text:style-name="P3"><text:s text:c="12"/><text:span text:style-name="T12">&lt;</text:span><text:span text:style-name="T9">gradient </text:span><text:span text:style-name="T11">android</text:span><text:span text:style-name="T3">:angle=</text:span><text:span text:style-name="T6">"90"</text:span></text:p>
      <text:p text:style-name="P3"><text:span text:style-name="T4"><text:s text:c="16"/></text:span><text:span text:style-name="T11">android</text:span><text:span text:style-name="T3">:endColor=</text:span><text:span text:style-name="T6">"#FFFF"</text:span></text:p>
      <text:p text:style-name="P3"><text:span text:style-name="T4"><text:s text:c="16"/></text:span><text:span text:style-name="T11">android</text:span><text:span text:style-name="T3">:startColor=</text:span><text:span text:style-name="T6">"#FFFF"</text:span></text:p>
      <text:p text:style-name="P3"><text:span text:style-name="T4"><text:s text:c="16"/></text:span><text:span text:style-name="T11">android</text:span><text:span text:style-name="T3">:type=</text:span><text:span text:style-name="T6">"linear" </text:span><text:span text:style-name="T12">/&gt;</text:span></text:p>
      <text:p text:style-name="P3"><text:s text:c="12"/><text:span text:style-name="T12">&lt;</text:span><text:span text:style-name="T9">stroke </text:span><text:span text:style-name="T11">android</text:span><text:span text:style-name="T3">:width=</text:span><text:span text:style-name="T6">"1dp" </text:span><text:span text:style-name="T11">android</text:span><text:span text:style-name="T3">:color=</text:span><text:span text:style-name="T6">"#E8E8E8" </text:span><text:span text:style-name="T12">/&gt;</text:span></text:p>
      <text:p text:style-name="P3"><text:s text:c="12"/><text:span text:style-name="T12">&lt;</text:span><text:span text:style-name="T9">corners </text:span><text:span text:style-name="T11">android</text:span><text:span text:style-name="T3">:radius=</text:span><text:span text:style-name="T6">"5dp" </text:span><text:span text:style-name="T12">/&gt;</text:span></text:p>
      <text:p text:style-name="P3"><text:s text:c="12"/><text:span text:style-name="T12">&lt;</text:span><text:span text:style-name="T9">padding </text:span><text:span text:style-name="T11">android</text:span><text:span text:style-name="T3">:bottom=</text:span><text:span text:style-name="T6">"3dp"</text:span></text:p>
      <text:p text:style-name="P3"><text:span text:style-name="T4"><text:s text:c="16"/></text:span><text:span text:style-name="T11">android</text:span><text:span text:style-name="T3">:left=</text:span><text:span text:style-name="T6">"3dp"</text:span></text:p>
      <text:p text:style-name="P3"><text:span text:style-name="T4"><text:s text:c="16"/></text:span><text:span text:style-name="T11">android</text:span><text:span text:style-name="T3">:right=</text:span><text:span text:style-name="T6">"3dp"</text:span></text:p>
      <text:p text:style-name="P3"><text:span text:style-name="T4"><text:s text:c="16"/></text:span><text:span text:style-name="T11">android</text:span><text:span text:style-name="T3">:top=</text:span><text:span text:style-name="T6">"3dp" </text:span><text:span text:style-name="T12">/&gt;</text:span></text:p>
      <text:p text:style-name="P3"><text:s text:c="8"/><text:span text:style-name="T12">&lt;/</text:span><text:span text:style-name="T9">shape</text:span><text:span text:style-name="T12">&gt;&lt;/</text:span><text:span text:style-name="T9">item</text:span><text:span text:style-name="T12">&gt;</text:span></text:p>
      <text:p text:style-name="P3"><text:s text:c="8"/><text:span text:style-name="T12">&lt;</text:span><text:span text:style-name="T9">item </text:span><text:span text:style-name="T12">&gt;</text:span></text:p>
      <text:p text:style-name="P3"><text:s text:c="12"/><text:span text:style-name="T12">&lt;</text:span><text:span text:style-name="T9">bitmap </text:span><text:span text:style-name="T11">android</text:span><text:span text:style-name="T3">:gravity=</text:span><text:span text:style-name="T6">"center|right" </text:span><text:span text:style-name="T11">android</text:span><text:span text:style-name="T3">:src=</text:span><text:span text:style-name="T6">"@drawable/downimage" </text:span><text:span text:style-name="T12">/&gt;</text:span></text:p>
      <text:p text:style-name="P3"><text:s text:c="12"/><text:span text:style-name="T12">// you can use any other image here, instead of default_holo_dark_am</text:span></text:p>
      <text:p text:style-name="P3"><text:s text:c="8"/><text:span text:style-name="T12">&lt;/</text:span><text:span text:style-name="T9">item</text:span><text:span text:style-name="T12">&gt;</text:span></text:p>
      <text:p text:style-name="P3"><text:s text:c="4"/><text:span text:style-name="T12">&lt;/</text:span><text:span text:style-name="T9">layer-list</text:span><text:span text:style-name="T12">&gt;&lt;/</text:span><text:span text:style-name="T9">item</text:span><text:span text:style-name="T12">&gt;</text:span></text:p>
      <text:p text:style-name="P2">&lt;/<text:span text:style-name="T8">selector</text:span>&gt;</text:p>
      <text:p text:style-name="P2"/>
      <text:p text:style-name="P2">&lt;<text:span text:style-name="T8">Spinner</text:span></text:p>
      <text:p text:style-name="P3"><text:span text:style-name="T7"><text:s text:c="4"/></text:span><text:span text:style-name="T11">android</text:span><text:span text:style-name="T3">:id=</text:span><text:span text:style-name="T6">"@+id/spinner2_month"</text:span></text:p>
      <text:p text:style-name="P3"><text:span text:style-name="T4"><text:s text:c="4"/></text:span><text:span text:style-name="T11">android</text:span><text:span text:style-name="T3">:layout_width=</text:span><text:span text:style-name="T6">"100dp"</text:span></text:p>
      <text:p text:style-name="P3"><text:span text:style-name="T4"><text:s text:c="4"/></text:span><text:span text:style-name="T11">android</text:span><text:span text:style-name="T3">:layout_height=</text:span><text:span text:style-name="T6">"40dp"</text:span></text:p>
      <text:p text:style-name="P3"><text:span text:style-name="T4"><text:s text:c="4"/></text:span><text:span text:style-name="T3">style=</text:span><text:span text:style-name="T6">"@style/spinner_style"</text:span></text:p>
      <text:p text:style-name="P3"><text:span text:style-name="T4"><text:s text:c="4"/></text:span><text:span text:style-name="T11">android</text:span><text:span text:style-name="T3">:padding=</text:span><text:span text:style-name="T6">"3dp"</text:span></text:p>
      <text:p text:style-name="P3"><text:span text:style-name="T4"><text:s text:c="4"/></text:span><text:span text:style-name="T11">android</text:span><text:span text:style-name="T3">:popupBackground=</text:span><text:span text:style-name="T6">"#cccccc"</text:span></text:p>
      <text:p text:style-name="P3"><text:soft-page-break/><text:span text:style-name="T4"><text:s text:c="4"/></text:span><text:span text:style-name="T11">android</text:span><text:span text:style-name="T3">:drawSelectorOnTop=</text:span><text:span text:style-name="T6">"true"</text:span></text:p>
      <text:p text:style-name="P3"><text:span text:style-name="T4"><text:s text:c="4"/></text:span><text:span text:style-name="T11">android</text:span><text:span text:style-name="T3">:entries=</text:span><text:span text:style-name="T6">"@array/Month"</text:span></text:p>
      <text:p text:style-name="P3"><text:span text:style-name="T4"><text:s text:c="4"/></text:span><text:span text:style-name="T11">android</text:span><text:span text:style-name="T3">:textStyle=</text:span><text:span text:style-name="T6">"normal"</text:span></text:p>
      <text:p text:style-name="P3"><text:span text:style-name="T4"><text:s text:c="4"/></text:span><text:span text:style-name="T11">android</text:span><text:span text:style-name="T3">:textSize=</text:span><text:span text:style-name="T6">"10dp"</text:span></text:p>
      <text:p text:style-name="P3"><text:span text:style-name="T4"><text:s text:c="4"/></text:span><text:span text:style-name="T11">android</text:span><text:span text:style-name="T3">:fontFamily=</text:span><text:span text:style-name="T6">"sans-serif-light"</text:span></text:p>
      <text:p text:style-name="P1"><text:span text:style-name="T4"><text:s text:c="4"/></text:span><text:span text:style-name="T12">/&gt;</text:span></text:p>
      <text:p text:style-name="P2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9T11:12:52.071837295</meta:creation-date>
    <dc:date>2016-03-09T12:44:49.045680187</dc:date>
    <meta:editing-duration>P0D</meta:editing-duration>
    <meta:editing-cycles>1</meta:editing-cycles>
    <meta:document-statistic meta:table-count="0" meta:image-count="0" meta:object-count="0" meta:page-count="2" meta:paragraph-count="35" meta:word-count="61" meta:character-count="1209" meta:non-whitespace-character-count="927"/>
    <meta:generator>LibreOffice/4.2.8.2$Linux_X86_64 LibreOffice_project/420m0$Build-2</meta:generator>
  </office:meta>
</office:document-meta>
</file>